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5.903cm" fo:margin-left="0cm" table:align="left"/>
    </style:style>
    <style:style style:name="Table2.A" style:family="table-column">
      <style:table-column-properties style:column-width="4.242cm"/>
    </style:style>
    <style:style style:name="Table2.B" style:family="table-column">
      <style:table-column-properties style:column-width="11.661cm"/>
    </style:style>
    <style:style style:name="Table2.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4" style:family="paragraph" style:parent-style-name="Normal">
      <style:text-properties fo:color="#000000" loext:opacity="100%" fo:font-size="12.5pt" style:font-size-asian="12.5pt" style:font-size-complex="12.5pt"/>
    </style:style>
    <style:style style:name="P5" style:family="paragraph" style:parent-style-name="Normal">
      <style:text-properties fo:color="#000000" loext:opacity="100%"/>
    </style:style>
    <style:style style:name="P6" style:family="paragraph" style:parent-style-name="Normal">
      <style:paragraph-properties fo:text-align="center" style:justify-single-word="false"/>
      <style:text-properties fo:color="#0f27b1" loext:opacity="100%" fo:font-size="12.5pt" fo:font-weight="bold" style:font-size-asian="12.5pt" style:font-weight-asian="bold" style:font-size-complex="12.5pt" style:font-weight-complex="bold"/>
    </style:style>
    <style:style style:name="P7" style:family="paragraph" style:parent-style-name="Normal">
      <style:paragraph-properties fo:text-align="center" style:justify-single-word="false"/>
      <style:text-properties fo:color="#0000cc" loext:opacity="100%" fo:font-size="12.5pt" fo:font-weight="bold" style:font-size-asian="12.5pt" style:font-weight-asian="bold" style:font-size-complex="12.5pt" style:font-weight-complex="bold"/>
    </style:style>
    <style:style style:name="P8" style:family="paragraph" style:parent-style-name="List_20_Paragraph">
      <style:paragraph-properties fo:margin-left="0cm" fo:margin-right="0cm" fo:text-indent="0cm" style:auto-text-indent="false">
        <style:tab-stops/>
      </style:paragraph-properties>
      <style:text-properties fo:color="#0000cc" loext:opacity="100%" fo:font-size="12.5pt" fo:font-weight="bold" style:font-size-asian="12.5pt" style:font-weight-asian="bold" style:font-name-complex="Calibri" style:font-size-complex="12.5pt" style:font-weight-complex="bold"/>
    </style:style>
    <style:style style:name="P9" style:family="paragraph" style:parent-style-name="Normal">
      <style:text-properties fo:color="#0000cc" loext:opacity="100%" fo:font-size="12.5pt" fo:font-weight="bold" style:font-size-asian="12.5pt" style:font-weight-asian="bold" style:font-name-complex="Calibri" style:font-size-complex="12.5pt" style:font-weight-complex="bold"/>
    </style:style>
    <style:style style:name="P10" style:family="paragraph" style:parent-style-name="Normal">
      <style:paragraph-properties fo:margin-top="0cm" fo:margin-bottom="0cm" style:contextual-spacing="false"/>
      <style:text-properties fo:color="#0000cc" loext:opacity="100%" fo:font-size="12.5pt" fo:font-weight="bold" style:font-size-asian="12.5pt" style:font-weight-asian="bold" style:font-name-complex="Calibri" style:font-size-complex="12.5pt" style:font-weight-complex="bold"/>
    </style:style>
    <style:style style:name="P11" style:family="paragraph" style:parent-style-name="Normal">
      <style:text-properties fo:color="#0000cc" loext:opacity="100%" fo:font-weight="bold" style:font-weight-asian="bold"/>
    </style:style>
    <style:style style:name="P12" style:family="paragraph" style:parent-style-name="Normal">
      <style:paragraph-properties fo:hyphenation-ladder-count="no-limit" fo:break-before="page"/>
      <style:text-properties fo:hyphenate="true" loext:hyphenation-no-caps="false"/>
    </style:style>
    <style:style style:name="P13" style:family="paragraph" style:parent-style-name="Normal">
      <style:paragraph-properties fo:hyphenation-ladder-count="no-limit"/>
      <style:text-properties fo:hyphenate="true" loext:hyphenation-no-caps="false"/>
    </style:style>
    <style:style style:name="P14" style:family="paragraph" style:parent-style-name="Normal">
      <style:text-properties fo:language="en" fo:country="US"/>
    </style:style>
    <style:style style:name="P15" style:family="paragraph" style:parent-style-name="TOC_20_1">
      <style:paragraph-properties>
        <style:tab-stops>
          <style:tab-stop style:position="15.903cm" style:type="right" style:leader-style="dotted" style:leader-text="."/>
        </style:tab-stops>
      </style:paragraph-properties>
    </style:style>
    <style:style style:name="P16" style:family="paragraph" style:parent-style-name="TOC_20_2">
      <style:paragraph-properties>
        <style:tab-stops>
          <style:tab-stop style:position="15.515cm" style:type="right" style:leader-style="dotted" style:leader-text="."/>
        </style:tab-stops>
      </style:paragraph-properties>
    </style:style>
    <style:style style:name="P17" style:family="paragraph" style:parent-style-name="List_20_Paragraph">
      <style:paragraph-properties fo:margin-left="0cm" fo:margin-right="0cm" fo:text-indent="0cm" style:auto-text-indent="false">
        <style:tab-stops/>
      </style:paragraph-properties>
    </style:style>
    <style:style style:name="P18" style:family="paragraph" style:parent-style-name="Normal">
      <style:text-properties fo:font-size="12.5pt" style:font-size-asian="12.5pt" style:font-size-complex="12.5pt"/>
    </style:style>
    <style:style style:name="P19" style:family="paragraph" style:parent-style-name="Normal">
      <style:paragraph-properties fo:margin-top="0cm" fo:margin-bottom="0cm" style:contextual-spacing="false"/>
      <style:text-properties fo:font-size="12.5pt" style:font-size-asian="12.5pt" style:font-size-complex="12.5pt"/>
    </style:style>
    <style:style style:name="P20" style:family="paragraph" style:parent-style-name="Normal">
      <style:paragraph-properties fo:margin-top="0cm" fo:margin-bottom="0cm" style:contextual-spacing="false"/>
      <style:text-properties fo:font-size="12.5pt" fo:font-weight="bold" style:font-size-asian="12.5pt" style:font-weight-asian="bold" style:font-size-complex="12.5pt"/>
    </style:style>
    <style:style style:name="P21" style:family="paragraph" style:parent-style-name="Heading_20_3">
      <style:text-properties fo:color="#0000cc" loext:opacity="100%" style:font-name="Calibri" fo:font-size="12.5pt" fo:font-weight="bold" style:font-name-asian="Calibri" style:font-size-asian="12.5pt" style:font-weight-asian="bold" style:font-name-complex="Calibri" style:font-size-complex="12.5pt" style:font-weight-complex="bold"/>
    </style:style>
    <style:style style:name="P22" style:family="paragraph" style:parent-style-name="List_20_Paragraph" style:list-style-name="L1"/>
    <style:style style:name="P23" style:family="paragraph" style:parent-style-name="List_20_Paragraph" style:list-style-name="L2"/>
    <style:style style:name="P24" style:family="paragraph" style:parent-style-name="List_20_Paragraph" style:list-style-name="L4">
      <style:text-properties fo:color="#0000cc" loext:opacity="100%" fo:font-size="12.5pt" fo:font-weight="bold" style:font-size-asian="12.5pt" style:font-weight-asian="bold" style:font-name-complex="Calibri" style:font-size-complex="12.5pt" style:font-weight-complex="bold"/>
    </style:style>
    <style:style style:name="P25" style:family="paragraph" style:parent-style-name="List_20_Paragraph" style:list-style-name="L5"/>
    <style:style style:name="P26" style:family="paragraph" style:parent-style-name="List_20_Paragraph" style:list-style-name="L6">
      <style:text-properties fo:font-size="12.5pt" style:font-size-asian="12.5pt" style:font-size-complex="12.5pt"/>
    </style:style>
    <style:style style:name="P27" style:family="paragraph" style:parent-style-name="List_20_Paragraph" style:list-style-name="L9">
      <style:text-properties fo:font-size="12.5pt" style:font-size-asian="12.5pt" style:font-size-complex="12.5pt"/>
    </style:style>
    <style:style style:name="P28" style:family="paragraph" style:parent-style-name="List_20_Paragraph" style:list-style-name="L7"/>
    <style:style style:name="P29" style:family="paragraph" style:parent-style-name="List_20_Paragraph" style:list-style-name="L8"/>
    <style:style style:name="P30" style:family="paragraph" style:parent-style-name="List_20_Paragraph" style:list-style-name="L8">
      <style:text-properties fo:color="#000000" loext:opacity="100%" fo:font-size="12.5pt" style:font-size-asian="12.5pt" style:font-size-complex="12.5pt"/>
    </style:style>
    <style:style style:name="P31" style:family="paragraph" style:parent-style-name="Normal" style:master-page-name="MPF0">
      <style:paragraph-properties fo:text-align="center" style:justify-single-word="false" style:page-number="auto" fo:break-before="page"/>
      <style:text-properties fo:color="#000000" loext:opacity="100%" fo:font-size="12.5pt" fo:font-weight="bold" style:font-size-asian="12.5pt" style:font-weight-asian="bold" style:font-size-complex="12.5pt" style:font-weight-complex="bold"/>
    </style:style>
    <style:style style:name="P32" style:family="paragraph" style:parent-style-name="Normal" style:list-style-name="L3"/>
    <style:style style:name="T1" style:family="text">
      <style:text-properties style:font-name="Arial" fo:font-size="10pt" fo:background-color="#ffffff" loext:char-shading-value="0" style:font-size-asian="10pt" style:font-name-complex="Arial" style:font-size-complex="10pt" style:font-weight-complex="bold"/>
    </style:style>
    <style:style style:name="T2" style:family="text">
      <style:text-properties style:font-name="Arial" fo:font-size="10pt" style:font-size-asian="10pt" style:font-name-complex="Arial"/>
    </style:style>
    <style:style style:name="T3"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4" style:family="text">
      <style:text-properties fo:color="#0000cc" loext:opacity="100%" fo:font-size="10pt" style:font-size-asian="10pt" style:font-size-complex="12.5pt" style:font-weight-complex="bold"/>
    </style:style>
    <style:style style:name="T5" style:family="text">
      <style:text-properties fo:color="#0000cc" loext:opacity="100%" fo:font-size="12.5pt" fo:font-weight="bold" style:font-size-asian="12.5pt" style:font-weight-asian="bold" style:font-size-complex="12.5pt" style:font-weight-complex="bold"/>
    </style:style>
    <style:style style:name="T6" style:family="text">
      <style:text-properties fo:color="#0000cc" loext:opacity="100%" fo:font-size="12.5pt" fo:font-weight="bold" style:font-size-asian="12.5pt" style:font-weight-asian="bold" style:font-name-complex="Calibri" style:font-size-complex="12.5pt" style:font-weight-complex="bold"/>
    </style:style>
    <style:style style:name="T7" style:family="text">
      <style:text-properties fo:color="#0000cc" loext:opacity="100%" fo:font-size="12.5pt" style:font-size-asian="12.5pt" style:font-size-complex="12.5pt"/>
    </style:style>
    <style:style style:name="T8" style:family="text">
      <style:text-properties fo:color="#0000cc" loext:opacity="100%" style:font-name="Tahoma" fo:font-size="12.5pt" fo:font-weight="bold" style:font-size-asian="12.5pt" style:font-weight-asian="bold" style:font-name-complex="Tahoma" style:font-size-complex="12.5pt"/>
    </style:style>
    <style:style style:name="T9" style:family="text">
      <style:text-properties fo:color="#000000" loext:opacity="100%" fo:font-size="12.5pt" fo:font-weight="bold" style:font-size-asian="12.5pt" style:font-weight-asian="bold" style:font-size-complex="12.5pt" style:font-weight-complex="bold"/>
    </style:style>
    <style:style style:name="T10" style:family="text">
      <style:text-properties fo:color="#000000" loext:opacity="100%" fo:font-size="12.5pt" style:font-size-asian="12.5pt" style:font-size-complex="12.5pt"/>
    </style:style>
    <style:style style:name="T11" style:family="text">
      <style:text-properties fo:color="#0f27b1" loext:opacity="100%" fo:font-size="12.5pt" fo:font-weight="bold" style:font-size-asian="12.5pt" style:font-weight-asian="bold" style:font-size-complex="12.5pt" style:font-weight-complex="bold"/>
    </style:style>
    <style:style style:name="T12" style:family="text">
      <style:text-properties fo:font-size="12.5pt" style:font-size-asian="12.5pt" style:font-size-complex="12.5pt"/>
    </style:style>
    <style:style style:name="T13" style:family="text">
      <style:text-properties fo:font-weight="bold" style:font-weight-asian="bol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2"><text:span text:style-name="Default_20_Paragraph_20_Font"><text:span text:style-name="T9">EXPRESSION OF INTEREST (EoI)</text:span></text:span></text:p>
      <text:p text:style-name="P2"><text:span text:style-name="Default_20_Paragraph_20_Font"><text:span text:style-name="T9">for</text:span></text:span></text:p>
      <text:p text:style-name="P6">«Insert Procurement Title»</text:p>
      <text:p text:style-name="P2"><text:span text:style-name="Default_20_Paragraph_20_Font"><text:span text:style-name="T9">Reference: </text:span></text:span><text:bookmark-start text:name="_Hlk926850621"/><text:bookmark-start text:name="_Hlk92685062"/><text:span text:style-name="Default_20_Paragraph_20_Font"><text:span text:style-name="T11">«Insert Event id»</text:span></text:span><text:bookmark-end text:name="_Hlk926850621"/><text:bookmark-end text:name="_Hlk92685062"/></text:p>
      <text:p text:style-name="P6"/>
      <text:p text:style-name="P3"/>
      <text:p text:style-name="P3">in relation to</text:p>
      <text:p text:style-name="P2"><text:span text:style-name="Default_20_Paragraph_20_Font"><text:span text:style-name="T9">Lot </text:span></text:span><text:span text:style-name="Default_20_Paragraph_20_Font"><text:span text:style-name="T5">«Insert Lot id» «Insert Lot Name»</text:span></text:span></text:p>
      <text:p text:style-name="P7">«Insert Commercial Agreement name» («Insert Commercial Agreement id»)</text:p>
      <text:p text:style-name="P3"/>
      <text:p text:style-name="P3"/>
      <text:p text:style-name="P2"><text:span text:style-name="Default_20_Paragraph_20_Font"><text:span text:style-name="T9">Contract for</text:span></text:span></text:p>
      <text:p text:style-name="P2"><text:span text:style-name="Default_20_Paragraph_20_Font"><text:span text:style-name="T8">«</text:span></text:span><text:span text:style-name="Default_20_Paragraph_20_Font"><text:span text:style-name="T5">Insert Name of Buyer»</text:span></text:span></text:p>
      <text:p text:style-name="P12"/>
      <text:p text:style-name="Normal"/>
      <text:h text:style-name="TOC_20_Heading" text:outline-level="1"><text:bookmark-start text:name="_Toc111647076"/><text:bookmark-start text:name="_Toc111628277"/><text:bookmark-start text:name="_Toc111479394"/><text:bookmark-start text:name="_Toc92690846"/>Contents<text:bookmark-end text:name="_Toc111647076"/><text:bookmark-end text:name="_Toc111628277"/><text:bookmark-end text:name="_Toc111479394"/><text:bookmark-end text:name="_Toc92690846"/></text:h>
      <text:p text:style-name="P14"/>
      <text:table-of-content text:style-name="Sect1" text:name="_TOC0">
        <text:table-of-content-source text:outline-level="2"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text:a xlink:type="simple" xlink:href="#_Toc111647076" office:target-frame-name="_top" xlink:show="replace" text:style-name="Internet_20_link" text:visited-style-name="Visited_20_Internet_20_Link"><text:span text:style-name="Hyperlink"><text:span text:style-name="T12">Contents</text:span></text:span></text:a><text:a xlink:type="simple" xlink:href="#_Toc111647076" office:target-frame-name="_top" xlink:show="replace" text:style-name="Internet_20_link" text:visited-style-name="Visited_20_Internet_20_Link"><text:span text:style-name="Default_20_Paragraph_20_Font"><text:span text:style-name="T12"><text:tab/>2</text:span></text:span></text:a></text:p>
          <text:p text:style-name="P15"><text:a xlink:type="simple" xlink:href="#_Toc111647077" office:target-frame-name="_top" xlink:show="replace" text:style-name="Internet_20_link" text:visited-style-name="Visited_20_Internet_20_Link"><text:span text:style-name="Hyperlink"><text:span text:style-name="T12">What you need to know</text:span></text:span></text:a><text:a xlink:type="simple" xlink:href="#_Toc111647077" office:target-frame-name="_top" xlink:show="replace" text:style-name="Internet_20_link" text:visited-style-name="Visited_20_Internet_20_Link"><text:span text:style-name="Default_20_Paragraph_20_Font"><text:span text:style-name="T12"><text:tab/>3</text:span></text:span></text:a></text:p>
          <text:p text:style-name="P16"><text:a xlink:type="simple" xlink:href="#_Toc111647078" office:target-frame-name="_top" xlink:show="replace" text:style-name="Internet_20_link" text:visited-style-name="Visited_20_Internet_20_Link"><text:span text:style-name="Hyperlink"><text:span text:style-name="T12">What ‘we’ and ‘you’ means:</text:span></text:span></text:a><text:a xlink:type="simple" xlink:href="#_Toc111647078" office:target-frame-name="_top" xlink:show="replace" text:style-name="Internet_20_link" text:visited-style-name="Visited_20_Internet_20_Link"><text:span text:style-name="Default_20_Paragraph_20_Font"><text:span text:style-name="T12"><text:tab/>3</text:span></text:span></text:a></text:p>
          <text:p text:style-name="P16"><text:a xlink:type="simple" xlink:href="#_Toc111647079" office:target-frame-name="_top" xlink:show="replace" text:style-name="Internet_20_link" text:visited-style-name="Visited_20_Internet_20_Link"><text:span text:style-name="Hyperlink"><text:span text:style-name="T12">EoI scope</text:span></text:span></text:a><text:a xlink:type="simple" xlink:href="#_Toc111647079" office:target-frame-name="_top" xlink:show="replace" text:style-name="Internet_20_link" text:visited-style-name="Visited_20_Internet_20_Link"><text:span text:style-name="Default_20_Paragraph_20_Font"><text:span text:style-name="T12"><text:tab/>3</text:span></text:span></text:a></text:p>
          <text:p text:style-name="P15"><text:a xlink:type="simple" xlink:href="#_Toc111647080" office:target-frame-name="_top" xlink:show="replace" text:style-name="Internet_20_link" text:visited-style-name="Visited_20_Internet_20_Link"><text:span text:style-name="Hyperlink"><text:span text:style-name="T12">Background to the requirement</text:span></text:span></text:a><text:a xlink:type="simple" xlink:href="#_Toc111647080" office:target-frame-name="_top" xlink:show="replace" text:style-name="Internet_20_link" text:visited-style-name="Visited_20_Internet_20_Link"><text:span text:style-name="Default_20_Paragraph_20_Font"><text:span text:style-name="T12"><text:tab/>4</text:span></text:span></text:a></text:p>
          <text:p text:style-name="P16"><text:a xlink:type="simple" xlink:href="#_Toc111647081" office:target-frame-name="_top" xlink:show="replace" text:style-name="Internet_20_link" text:visited-style-name="Visited_20_Internet_20_Link"><text:span text:style-name="Hyperlink"><text:span text:style-name="T12">General</text:span></text:span></text:a><text:a xlink:type="simple" xlink:href="#_Toc111647081" office:target-frame-name="_top" xlink:show="replace" text:style-name="Internet_20_link" text:visited-style-name="Visited_20_Internet_20_Link"><text:span text:style-name="Default_20_Paragraph_20_Font"><text:span text:style-name="T12"><text:tab/>4</text:span></text:span></text:a></text:p>
          <text:p text:style-name="P16"><text:a xlink:type="simple" xlink:href="#_Toc111647082" office:target-frame-name="_top" xlink:show="replace" text:style-name="Internet_20_link" text:visited-style-name="Visited_20_Internet_20_Link"><text:span text:style-name="Hyperlink"><text:span text:style-name="T12">Location of work</text:span></text:span></text:a><text:a xlink:type="simple" xlink:href="#_Toc111647082" office:target-frame-name="_top" xlink:show="replace" text:style-name="Internet_20_link" text:visited-style-name="Visited_20_Internet_20_Link"><text:span text:style-name="Default_20_Paragraph_20_Font"><text:span text:style-name="T12"><text:tab/>4</text:span></text:span></text:a></text:p>
          <text:p text:style-name="P16"><text:a xlink:type="simple" xlink:href="#_Toc111647083" office:target-frame-name="_top" xlink:show="replace" text:style-name="Internet_20_link" text:visited-style-name="Visited_20_Internet_20_Link"><text:span text:style-name="Hyperlink"><text:span text:style-name="T12">Security and vetting requirements</text:span></text:span></text:a><text:a xlink:type="simple" xlink:href="#_Toc111647083" office:target-frame-name="_top" xlink:show="replace" text:style-name="Internet_20_link" text:visited-style-name="Visited_20_Internet_20_Link"><text:span text:style-name="Default_20_Paragraph_20_Font"><text:span text:style-name="T12"><text:tab/>4</text:span></text:span></text:a></text:p>
          <text:p text:style-name="P16"><text:a xlink:type="simple" xlink:href="#_Toc111647084" office:target-frame-name="_top" xlink:show="replace" text:style-name="Internet_20_link" text:visited-style-name="Visited_20_Internet_20_Link"><text:span text:style-name="Hyperlink"><text:span text:style-name="T12">Type of products or services</text:span></text:span></text:a><text:a xlink:type="simple" xlink:href="#_Toc111647084" office:target-frame-name="_top" xlink:show="replace" text:style-name="Internet_20_link" text:visited-style-name="Visited_20_Internet_20_Link"><text:span text:style-name="Default_20_Paragraph_20_Font"><text:span text:style-name="T12"><text:tab/>4</text:span></text:span></text:a></text:p>
          <text:p text:style-name="P15"><text:a xlink:type="simple" xlink:href="#_Toc111647085" office:target-frame-name="_top" xlink:show="replace" text:style-name="Internet_20_link" text:visited-style-name="Visited_20_Internet_20_Link"><text:span text:style-name="Hyperlink"><text:span text:style-name="T12">The requirements</text:span></text:span></text:a><text:a xlink:type="simple" xlink:href="#_Toc111647085" office:target-frame-name="_top" xlink:show="replace" text:style-name="Internet_20_link" text:visited-style-name="Visited_20_Internet_20_Link"><text:span text:style-name="Default_20_Paragraph_20_Font"><text:span text:style-name="T12"><text:tab/>5</text:span></text:span></text:a></text:p>
          <text:p text:style-name="P16"><text:a xlink:type="simple" xlink:href="#_Toc111647086" office:target-frame-name="_top" xlink:show="replace" text:style-name="Internet_20_link" text:visited-style-name="Visited_20_Internet_20_Link"><text:span text:style-name="Hyperlink"><text:span text:style-name="T12">Project objectives</text:span></text:span></text:a><text:a xlink:type="simple" xlink:href="#_Toc111647086" office:target-frame-name="_top" xlink:show="replace" text:style-name="Internet_20_link" text:visited-style-name="Visited_20_Internet_20_Link"><text:span text:style-name="Default_20_Paragraph_20_Font"><text:span text:style-name="T12"><text:tab/>5</text:span></text:span></text:a></text:p>
          <text:p text:style-name="P16"><text:a xlink:type="simple" xlink:href="#_Toc111647087" office:target-frame-name="_top" xlink:show="replace" text:style-name="Internet_20_link" text:visited-style-name="Visited_20_Internet_20_Link"><text:span text:style-name="Hyperlink"><text:span text:style-name="T12">Project scope</text:span></text:span></text:a><text:a xlink:type="simple" xlink:href="#_Toc111647087" office:target-frame-name="_top" xlink:show="replace" text:style-name="Internet_20_link" text:visited-style-name="Visited_20_Internet_20_Link"><text:span text:style-name="Default_20_Paragraph_20_Font"><text:span text:style-name="T12"><text:tab/>5</text:span></text:span></text:a></text:p>
          <text:p text:style-name="P16"><text:a xlink:type="simple" xlink:href="#_Toc111647088" office:target-frame-name="_top" xlink:show="replace" text:style-name="Internet_20_link" text:visited-style-name="Visited_20_Internet_20_Link"><text:span text:style-name="Hyperlink"><text:span text:style-name="T12">Project term</text:span></text:span></text:a><text:a xlink:type="simple" xlink:href="#_Toc111647088" office:target-frame-name="_top" xlink:show="replace" text:style-name="Internet_20_link" text:visited-style-name="Visited_20_Internet_20_Link"><text:span text:style-name="Default_20_Paragraph_20_Font"><text:span text:style-name="T12"><text:tab/>5</text:span></text:span></text:a></text:p>
          <text:p text:style-name="P16"><text:a xlink:type="simple" xlink:href="#_Toc111647089" office:target-frame-name="_top" xlink:show="replace" text:style-name="Internet_20_link" text:visited-style-name="Visited_20_Internet_20_Link"><text:span text:style-name="Hyperlink"><text:span text:style-name="T12">Project budget</text:span></text:span></text:a><text:a xlink:type="simple" xlink:href="#_Toc111647089" office:target-frame-name="_top" xlink:show="replace" text:style-name="Internet_20_link" text:visited-style-name="Visited_20_Internet_20_Link"><text:span text:style-name="Default_20_Paragraph_20_Font"><text:span text:style-name="T12"><text:tab/>5</text:span></text:span></text:a></text:p>
          <text:p text:style-name="P16"><text:a xlink:type="simple" xlink:href="#_Toc111647090" office:target-frame-name="_top" xlink:show="replace" text:style-name="Internet_20_link" text:visited-style-name="Visited_20_Internet_20_Link"><text:span text:style-name="Hyperlink"><text:span text:style-name="T12">Special terms and conditions</text:span></text:span></text:a><text:a xlink:type="simple" xlink:href="#_Toc111647090" office:target-frame-name="_top" xlink:show="replace" text:style-name="Internet_20_link" text:visited-style-name="Visited_20_Internet_20_Link"><text:span text:style-name="Default_20_Paragraph_20_Font"><text:span text:style-name="T12"><text:tab/>5</text:span></text:span></text:a></text:p>
          <text:p text:style-name="P15"><text:a xlink:type="simple" xlink:href="#_Toc111647091" office:target-frame-name="_top" xlink:show="replace" text:style-name="Internet_20_link" text:visited-style-name="Visited_20_Internet_20_Link"><text:span text:style-name="Hyperlink"><text:span text:style-name="T12">Timelines for EoI</text:span></text:span></text:a><text:a xlink:type="simple" xlink:href="#_Toc111647091" office:target-frame-name="_top" xlink:show="replace" text:style-name="Internet_20_link" text:visited-style-name="Visited_20_Internet_20_Link"><text:span text:style-name="Default_20_Paragraph_20_Font"><text:span text:style-name="T12"><text:tab/>6</text:span></text:span></text:a></text:p>
          <text:p text:style-name="P16"><text:a xlink:type="simple" xlink:href="#_Toc111647092" office:target-frame-name="_top" xlink:show="replace" text:style-name="Internet_20_link" text:visited-style-name="Visited_20_Internet_20_Link"><text:span text:style-name="Hyperlink"><text:span text:style-name="T12">When and how to ask clarification questions</text:span></text:span></text:a><text:a xlink:type="simple" xlink:href="#_Toc111647092" office:target-frame-name="_top" xlink:show="replace" text:style-name="Internet_20_link" text:visited-style-name="Visited_20_Internet_20_Link"><text:span text:style-name="Default_20_Paragraph_20_Font"><text:span text:style-name="T12"><text:tab/>6</text:span></text:span></text:a></text:p>
          <text:p text:style-name="P15"><text:a xlink:type="simple" xlink:href="#_Toc111647093" office:target-frame-name="_top" xlink:show="replace" text:style-name="Internet_20_link" text:visited-style-name="Visited_20_Internet_20_Link"><text:span text:style-name="Hyperlink"><text:span text:style-name="T12">Other</text:span></text:span></text:a><text:a xlink:type="simple" xlink:href="#_Toc111647093" office:target-frame-name="_top" xlink:show="replace" text:style-name="Internet_20_link" text:visited-style-name="Visited_20_Internet_20_Link"><text:span text:style-name="Default_20_Paragraph_20_Font"><text:span text:style-name="T12"><text:tab/>7</text:span></text:span></text:a></text:p>
          <text:p text:style-name="P16"><text:a xlink:type="simple" xlink:href="#_Toc111647094" office:target-frame-name="_top" xlink:show="replace" text:style-name="Internet_20_link" text:visited-style-name="Visited_20_Internet_20_Link"><text:span text:style-name="Hyperlink"><text:span text:style-name="T12">EoI costs</text:span></text:span></text:a><text:a xlink:type="simple" xlink:href="#_Toc111647094" office:target-frame-name="_top" xlink:show="replace" text:style-name="Internet_20_link" text:visited-style-name="Visited_20_Internet_20_Link"><text:span text:style-name="Default_20_Paragraph_20_Font"><text:span text:style-name="T12"><text:tab/>7</text:span></text:span></text:a></text:p>
          <text:p text:style-name="P16"><text:a xlink:type="simple" xlink:href="#_Toc111647095" office:target-frame-name="_top" xlink:show="replace" text:style-name="Internet_20_link" text:visited-style-name="Visited_20_Internet_20_Link"><text:span text:style-name="Hyperlink"><text:span text:style-name="T12">Right to cancel or vary this EoI</text:span></text:span></text:a><text:a xlink:type="simple" xlink:href="#_Toc111647095" office:target-frame-name="_top" xlink:show="replace" text:style-name="Internet_20_link" text:visited-style-name="Visited_20_Internet_20_Link"><text:span text:style-name="Default_20_Paragraph_20_Font"><text:span text:style-name="T12"><text:tab/>7</text:span></text:span></text:a></text:p>
          <text:p text:style-name="P16"><text:a xlink:type="simple" xlink:href="#_Toc111647096" office:target-frame-name="_top" xlink:show="replace" text:style-name="Internet_20_link" text:visited-style-name="Visited_20_Internet_20_Link"><text:span text:style-name="Hyperlink"><text:span text:style-name="T12">Right to confirm or request updated EoI</text:span></text:span></text:a><text:a xlink:type="simple" xlink:href="#_Toc111647096" office:target-frame-name="_top" xlink:show="replace" text:style-name="Internet_20_link" text:visited-style-name="Visited_20_Internet_20_Link"><text:span text:style-name="Default_20_Paragraph_20_Font"><text:span text:style-name="T12"><text:tab/>7</text:span></text:span></text:a></text:p>
          <text:p text:style-name="P16"><text:a xlink:type="simple" xlink:href="#_Toc111647097" office:target-frame-name="_top" xlink:show="replace" text:style-name="Internet_20_link" text:visited-style-name="Visited_20_Internet_20_Link"><text:span text:style-name="Hyperlink"><text:span text:style-name="T12">Conduct – Specific obligations</text:span></text:span></text:a><text:a xlink:type="simple" xlink:href="#_Toc111647097" office:target-frame-name="_top" xlink:show="replace" text:style-name="Internet_20_link" text:visited-style-name="Visited_20_Internet_20_Link"><text:span text:style-name="Default_20_Paragraph_20_Font"><text:span text:style-name="T12"><text:tab/>7</text:span></text:span></text:a></text:p>
          <text:p text:style-name="P16"><text:a xlink:type="simple" xlink:href="#_Toc111647098" office:target-frame-name="_top" xlink:show="replace" text:style-name="Internet_20_link" text:visited-style-name="Visited_20_Internet_20_Link"><text:span text:style-name="Hyperlink"><text:span text:style-name="T12">Notices to organisations</text:span></text:span></text:a><text:a xlink:type="simple" xlink:href="#_Toc111647098" office:target-frame-name="_top" xlink:show="replace" text:style-name="Internet_20_link" text:visited-style-name="Visited_20_Internet_20_Link"><text:span text:style-name="Default_20_Paragraph_20_Font"><text:span text:style-name="T12"><text:tab/>7</text:span></text:span></text:a></text:p>
          <text:p text:style-name="P16"><text:a xlink:type="simple" xlink:href="#_Toc111647099" office:target-frame-name="_top" xlink:show="replace" text:style-name="Internet_20_link" text:visited-style-name="Visited_20_Internet_20_Link"><text:span text:style-name="Hyperlink"><text:span text:style-name="T12">Confidentiality</text:span></text:span></text:a><text:a xlink:type="simple" xlink:href="#_Toc111647099" office:target-frame-name="_top" xlink:show="replace" text:style-name="Internet_20_link" text:visited-style-name="Visited_20_Internet_20_Link"><text:span text:style-name="Default_20_Paragraph_20_Font"><text:span text:style-name="T12"><text:tab/>8</text:span></text:span></text:a></text:p>
          <text:p text:style-name="P15"><text:a xlink:type="simple" xlink:href="#_Toc111647100" office:target-frame-name="_top" xlink:show="replace" text:style-name="Internet_20_link" text:visited-style-name="Visited_20_Internet_20_Link"><text:span text:style-name="Hyperlink"><text:span text:style-name="T12">Appendix - Glossary</text:span></text:span></text:a><text:a xlink:type="simple" xlink:href="#_Toc111647100" office:target-frame-name="_top" xlink:show="replace" text:style-name="Internet_20_link" text:visited-style-name="Visited_20_Internet_20_Link"><text:span text:style-name="Default_20_Paragraph_20_Font"><text:span text:style-name="T12"><text:tab/>9</text:span></text:span></text:a></text:p>
        </text:index-body>
      </text:table-of-content>
      <text:p text:style-name="Normal"/>
      <text:p text:style-name="Normal"/>
      <text:p text:style-name="P13"/>
      <text:p text:style-name="P12"/>
      <text:h text:style-name="Heading_20_1" text:outline-level="1"><text:bookmark-start text:name="_Toc111647077"/><text:bookmark-start text:name="_Toc111628278"/><text:bookmark-start text:name="_Toc111479395"/><text:bookmark-start text:name="_Toc92690847"/><text:bookmark-start text:name="_Toc92688237"/>What you need to know<text:bookmark-end text:name="_Toc111647077"/><text:bookmark-end text:name="_Toc111628278"/><text:bookmark-end text:name="_Toc111479395"/><text:bookmark-end text:name="_Toc92690847"/><text:bookmark-end text:name="_Toc92688237"/><text:line-break/></text:h>
      <text:h text:style-name="Heading_20_2" text:outline-level="2"><text:bookmark-start text:name="_Toc111647078"/><text:bookmark-start text:name="_Toc111628279"/><text:bookmark-start text:name="_Toc111479396"/><text:bookmark-start text:name="_Toc92690848"/><text:bookmark-start text:name="_Toc92688238"/>What ‘we’ and ‘you’ means:<text:bookmark-end text:name="_Toc111647078"/><text:bookmark-end text:name="_Toc111628279"/><text:bookmark-end text:name="_Toc111479396"/><text:bookmark-end text:name="_Toc92690848"/><text:bookmark-end text:name="_Toc92688238"/></text:h>
      <text:list xml:id="list3108251230" text:style-name="L1">
        <text:list-item>
          <text:p text:style-name="P22"><text:span text:style-name="Default_20_Paragraph_20_Font"><text:span text:style-name="T10">When we use ‘we’, ‘us’ or ‘our’ we mean </text:span></text:span><text:span text:style-name="Default_20_Paragraph_20_Font"><text:span text:style-name="T5">«Insert Name of Buyer»</text:span></text:span><text:span text:style-name="Default_20_Paragraph_20_Font"><text:span text:style-name="T7"> </text:span></text:span><text:span text:style-name="Default_20_Paragraph_20_Font"><text:span text:style-name="T10">(the ‘Buyer’)</text:span></text:span></text:p>
        </text:list-item>
        <text:list-item>
          <text:p text:style-name="P22"><text:span text:style-name="Default_20_Paragraph_20_Font"><text:span text:style-name="T10">When we use ‘Buyer’ we mean the specific department/organisation who are requesting information on the ability to provide the proposed goods/services.</text:span></text:span></text:p>
        </text:list-item>
        <text:list-item>
          <text:p text:style-name="P22"><text:span text:style-name="Default_20_Paragraph_20_Font"><text:span text:style-name="T10">When we use ‘you’ or ‘your’ we mean your organisation, or the organisation you represent, in completing this Expression of Interest (EoI).</text:span></text:span></text:p>
        </text:list-item>
        <text:list-item>
          <text:p text:style-name="P22"><text:span text:style-name="Default_20_Paragraph_20_Font"><text:span text:style-name="T10">The Public Contracts Regulations 2015 (“the Regulations”) regulate how we procure. This means that we and you have to follow processes that are fair, transparent and equitable for all bidders.</text:span></text:span></text:p>
        </text:list-item>
      </text:list>
      <text:p text:style-name="Normal"/>
      <text:h text:style-name="Heading_20_2" text:outline-level="2"><text:bookmark-start text:name="_Toc111647079"/><text:bookmark-start text:name="_Toc111628280"/><text:bookmark-start text:name="_Toc111479397"/><text:bookmark-start text:name="_Toc92690849"/><text:bookmark-start text:name="_Toc92688239"/>EoI scope<text:bookmark-end text:name="_Toc111647079"/><text:bookmark-end text:name="_Toc111628280"/><text:bookmark-end text:name="_Toc111479397"/><text:bookmark-end text:name="_Toc92690849"/><text:bookmark-end text:name="_Toc92688239"/></text:h>
      <text:list xml:id="list2976165852" text:style-name="L2">
        <text:list-item>
          <text:p text:style-name="P23"><text:span text:style-name="Default_20_Paragraph_20_Font"><text:span text:style-name="T10">The buyer would like to understand your interest in providing the goods and/or services below.</text:span></text:span></text:p>
        </text:list-item>
        <text:list-item>
          <text:p text:style-name="P23"><text:span text:style-name="Default_20_Paragraph_20_Font"><text:span text:style-name="T10">You are asked to advise if your organisation would be interested in bidding for this opportunity as your response to the EoI for the project </text:span></text:span><text:span text:style-name="Default_20_Paragraph_20_Font"><text:span text:style-name="T5">«Insert Event id»</text:span></text:span><text:span text:style-name="Default_20_Paragraph_20_Font"><text:span text:style-name="T10"> in Crown Commercial Services' eSourcing platform.</text:span></text:span></text:p>
        </text:list-item>
        <text:list-item>
          <text:p text:style-name="P23"><text:span text:style-name="Default_20_Paragraph_20_Font"><text:span text:style-name="T10">If you do not respond to this EOI by the deadline for submitting a response this will exclude you from the bidding process for this project.</text:span></text:span></text:p>
        </text:list-item>
        <text:list-item>
          <text:p text:style-name="P23"><text:span text:style-name="Default_20_Paragraph_20_Font"><text:span text:style-name="T10">If you are not interested, it is requested that a reason be submitted as this is valuable feedback for the Buyer to consider.</text:span></text:span></text:p>
        </text:list-item>
      </text:list>
      <text:p text:style-name="Normal"/>
      <text:p text:style-name="P12"/>
      <text:h text:style-name="Heading_20_1" text:outline-level="1"><text:bookmark-start text:name="_Toc111647080"/><text:bookmark-start text:name="_Toc111628281"/><text:bookmark-start text:name="_Toc111479398"/><text:bookmark-start text:name="_Toc92690850"/><text:bookmark-start text:name="_Toc92688240"/>Background to the requirement<text:bookmark-end text:name="_Toc111647080"/><text:bookmark-end text:name="_Toc111628281"/><text:bookmark-end text:name="_Toc111479398"/><text:bookmark-end text:name="_Toc92690850"/><text:bookmark-end text:name="_Toc92688240"/></text:h>
      <text:h text:style-name="Heading_20_2" text:outline-level="2"><text:bookmark-start text:name="_Toc111647081"/><text:bookmark-start text:name="_Toc111628282"/><text:bookmark-start text:name="_Toc111479399"/><text:bookmark-start text:name="_Toc92690851"/><text:bookmark-start text:name="_Toc92688241"/>General<text:bookmark-end text:name="_Toc111647081"/><text:bookmark-end text:name="_Toc111628282"/><text:bookmark-end text:name="_Toc111479399"/><text:bookmark-end text:name="_Toc92690851"/><text:bookmark-end text:name="_Toc92688241"/></text:h>
      <text:p text:style-name="P8">«Insert Background Statement»</text:p>
      <text:p text:style-name="P17"/>
      <text:h text:style-name="Heading_20_2" text:outline-level="2"><text:bookmark-start text:name="_Toc111647082"/><text:bookmark-start text:name="_Toc111628283"/><text:bookmark-start text:name="_Toc111479400"/><text:bookmark-start text:name="_Toc92690852"/><text:bookmark-start text:name="_Toc92688242"/>Location of work<text:bookmark-end text:name="_Toc111647082"/><text:bookmark-end text:name="_Toc111628283"/><text:bookmark-end text:name="_Toc111479400"/><text:bookmark-end text:name="_Toc92690852"/><text:bookmark-end text:name="_Toc92688242"/></text:h>
      <text:p text:style-name="P18">The work will be performed from:</text:p>
      <text:list xml:id="list475585976" text:style-name="L3">
        <text:list-item>
          <text:p text:style-name="P32"><text:span text:style-name="Default_20_Paragraph_20_Font"><text:span text:style-name="T6">«Insert Locations #1 to #n»</text:span></text:span><text:line-break/></text:p>
        </text:list-item>
      </text:list>
      <text:h text:style-name="Heading_20_2" text:outline-level="2"><text:bookmark-start text:name="_Toc111647083"/><text:bookmark-start text:name="_Toc111628284"/><text:bookmark-start text:name="_Toc111479401"/><text:bookmark-start text:name="_Toc92690853"/><text:bookmark-start text:name="_Toc92688243"/>Security and vetting requirements<text:bookmark-end text:name="_Toc111647083"/><text:bookmark-end text:name="_Toc111628284"/><text:bookmark-end text:name="_Toc111479401"/><text:bookmark-end text:name="_Toc92690853"/><text:bookmark-end text:name="_Toc92688243"/></text:h>
      <text:p text:style-name="Normal"><text:span text:style-name="Default_20_Paragraph_20_Font"><text:span text:style-name="T12">A security and vetting clearance of </text:span></text:span><text:span text:style-name="Default_20_Paragraph_20_Font"><text:span text:style-name="T6">«Insert Highest Vetting Level» </text:span></text:span><text:span text:style-name="Default_20_Paragraph_20_Font"><text:span text:style-name="T12">will be required of some (potentially all) staff engaged in the work.</text:span></text:span></text:p>
      <text:p text:style-name="Normal"/>
      <text:h text:style-name="Heading_20_2" text:outline-level="2"><text:bookmark-start text:name="_Toc111647084"/><text:bookmark-start text:name="_Toc111628285"/><text:bookmark-start text:name="_Toc111479402"/><text:bookmark-start text:name="_Toc92690854"/>Type of products or services<text:bookmark-end text:name="_Toc111647084"/><text:bookmark-end text:name="_Toc111628285"/><text:bookmark-end text:name="_Toc111479402"/><text:bookmark-end text:name="_Toc92690854"/></text:h>
      <text:p text:style-name="P9">«Insert New, Replacement or Not Sure»</text:p>
      <text:p text:style-name="P9">«Conditional content, based on Binary Y/N»</text:p>
      <text:p text:style-name="Normal"/>
      <text:p text:style-name="Normal"/>
      <text:p text:style-name="Normal"/>
      <text:p text:style-name="P12"/>
      <text:h text:style-name="Heading_20_1" text:outline-level="1"><text:bookmark-start text:name="_Toc111647085"/><text:bookmark-start text:name="_Toc111628286"/><text:bookmark-start text:name="_Toc111479403"/><text:bookmark-start text:name="_Toc92690855"/><text:bookmark-start text:name="_Toc92688244"/>The require<text:bookmark-end text:name="_Toc92688244"/>ments<text:bookmark-end text:name="_Toc111647085"/><text:bookmark-end text:name="_Toc111628286"/><text:bookmark-end text:name="_Toc111479403"/><text:bookmark-end text:name="_Toc92690855"/></text:h>
      <text:h text:style-name="Heading_20_2" text:outline-level="2"><text:bookmark-start text:name="_Toc111647086"/><text:bookmark-start text:name="_Toc111628287"/><text:bookmark-start text:name="_Toc111479404"/><text:bookmark-start text:name="_Toc92690856"/>Project objectives<text:bookmark-end text:name="_Toc111647086"/><text:bookmark-end text:name="_Toc111628287"/><text:bookmark-end text:name="_Toc111479404"/><text:bookmark-end text:name="_Toc92690856"/></text:h>
      <text:list xml:id="list156675561" text:style-name="L4">
        <text:list-item>
          <text:p text:style-name="P24">«Insert Objective #1 of n (max 10)»</text:p>
        </text:list-item>
      </text:list>
      <text:p text:style-name="Normal"/>
      <text:h text:style-name="Heading_20_2" text:outline-level="2"><text:bookmark-start text:name="_Toc111647087"/><text:bookmark-start text:name="_Toc111628288"/><text:bookmark-start text:name="_Toc111479405"/><text:bookmark-start text:name="_Toc92690857"/>Project scope<text:bookmark-end text:name="_Toc111647087"/><text:bookmark-end text:name="_Toc111628288"/><text:bookmark-end text:name="_Toc111479405"/><text:bookmark-end text:name="_Toc92690857"/></text:h>
      <text:list xml:id="list1242649381505" text:continue-numbering="true" text:style-name="L4">
        <text:list-item>
          <text:p text:style-name="P24">«Insert Scope #1 of n (max 10)»</text:p>
        </text:list-item>
      </text:list>
      <text:p text:style-name="Normal"/>
      <text:h text:style-name="Heading_20_2" text:outline-level="2"><text:bookmark-start text:name="_Toc111647088"/><text:bookmark-start text:name="_Toc111628289"/><text:bookmark-start text:name="_Toc111479406"/><text:bookmark-start text:name="_Toc92690858"/>Project term<text:bookmark-end text:name="_Toc111647088"/><text:bookmark-end text:name="_Toc111628289"/><text:bookmark-end text:name="_Toc111479406"/><text:bookmark-end text:name="_Toc92690858"/></text:h>
      <text:p text:style-name="Normal"><text:span text:style-name="Default_20_Paragraph_20_Font"><text:span text:style-name="T10">Outline planning has indicated that the project will start on </text:span></text:span><text:span text:style-name="Default_20_Paragraph_20_Font"><text:span text:style-name="T6">«Insert Project Term - Start Date» </text:span></text:span></text:p>
      <text:p text:style-name="Normal"><text:span text:style-name="Default_20_Paragraph_20_Font"><text:span text:style-name="T6">«Optional - Insert Project Term - Duration»</text:span></text:span></text:p>
      <text:p text:style-name="P5"/>
      <text:h text:style-name="Heading_20_2" text:outline-level="2"><text:bookmark-start text:name="_Toc111647089"/><text:bookmark-start text:name="_Toc111628290"/><text:bookmark-start text:name="_Toc111479407"/><text:bookmark-start text:name="_Toc92690859"/>Project budget<text:bookmark-end text:name="_Toc111647089"/><text:bookmark-end text:name="_Toc111628290"/><text:bookmark-end text:name="_Toc111479407"/><text:bookmark-end text:name="_Toc92690859"/></text:h>
      <text:p text:style-name="P9">«Optional Insert Project Term - Budget[max.]»</text:p>
      <text:p text:style-name="P9">«Optional - Insert Project Term - Budget[min.]»</text:p>
      <text:p text:style-name="P5"/>
      <text:h text:style-name="Heading_20_2" text:outline-level="2"><text:bookmark-start text:name="_Toc111647090"/><text:bookmark-start text:name="_Toc111628291"/><text:bookmark-start text:name="_Toc111479408"/><text:bookmark-start text:name="_Toc92690860"/>Special terms and conditions<text:bookmark-end text:name="_Toc111647090"/><text:bookmark-end text:name="_Toc111628291"/><text:bookmark-end text:name="_Toc111479408"/><text:bookmark-end text:name="_Toc92690860"/></text:h>
      <text:h text:style-name="P21" text:outline-level="3">«Insert Special T&amp;C - Title #1 of n»</text:h>
      <text:p text:style-name="P9">«Insert Special T&amp;C - Description #1 of n»</text:p>
      <text:h text:style-name="P21" text:outline-level="3">«Insert Special T&amp;C - Title #2 of n»</text:h>
      <text:p text:style-name="P9">«Insert Special T&amp;C - Description #2 of n»</text:p>
      <text:p text:style-name="P11"/>
      <text:p text:style-name="P5"/>
      <text:p text:style-name="P12"/>
      <text:h text:style-name="Heading_20_1" text:outline-level="1"><text:bookmark-start text:name="_Toc111647091"/><text:bookmark-start text:name="_Toc111628292"/><text:bookmark-start text:name="_Toc111479409"/><text:bookmark-start text:name="_Toc92690861"/><text:bookmark-start text:name="_Toc92688245"/>Timelines for EoI<text:bookmark-end text:name="_Toc111647091"/><text:bookmark-end text:name="_Toc111628292"/><text:bookmark-end text:name="_Toc111479409"/><text:bookmark-end text:name="_Toc92690861"/><text:bookmark-end text:name="_Toc92688245"/><text:line-break/></text:h>
      <text:p text:style-name="P4">These are our intended timelines. <text:s/>We will inform you if and when timelines change. <text:s/>Please see the below for the EoI’s timelines:</text:p>
      <table:table table:name="Table1" table:style-name="Table1">
        <table:table-column table:style-name="Table1.A" table:number-columns-repeated="2"/>
        <table:table-row table:style-name="TableLine140592129810336">
          <table:table-cell table:style-name="Table1.A1" office:value-type="string">
            <text:p text:style-name="P20">Time / Date</text:p>
          </table:table-cell>
          <table:table-cell table:style-name="Table1.A1" office:value-type="string">
            <text:p text:style-name="P20">Activity</text:p>
          </table:table-cell>
        </table:table-row>
        <table:table-row table:style-name="TableLine140592130082576">
          <table:table-cell table:style-name="Table1.A1" office:value-type="string">
            <text:p text:style-name="P10">«Insert Current Date, Month, Year»</text:p>
          </table:table-cell>
          <table:table-cell table:style-name="Table1.A1" office:value-type="string">
            <text:p text:style-name="P19">Date on which the EoI was published</text:p>
          </table:table-cell>
        </table:table-row>
        <table:table-row table:style-name="TableLine140592130086176">
          <table:table-cell table:style-name="Table1.A1" office:value-type="string">
            <text:p text:style-name="P10">«Insert Time, Date, Month, Year of #1»</text:p>
          </table:table-cell>
          <table:table-cell table:style-name="Table1.A1" office:value-type="string">
            <text:p text:style-name="P19">Clarification period ends</text:p>
          </table:table-cell>
        </table:table-row>
        <table:table-row table:style-name="TableLine140592130089568">
          <table:table-cell table:style-name="Table1.A1" office:value-type="string">
            <text:p text:style-name="P10">«Insert Time, Date, Month, Year of #2»</text:p>
          </table:table-cell>
          <table:table-cell table:style-name="Table1.A1" office:value-type="string">
            <text:p text:style-name="P19">Deadline for the publication of responses to EoI Clarification questions</text:p>
          </table:table-cell>
        </table:table-row>
        <table:table-row table:style-name="TableLine140592129611584">
          <table:table-cell table:style-name="Table1.A1" office:value-type="string">
            <text:p text:style-name="P10">«Insert Time, Date, Month, Year of #3»</text:p>
          </table:table-cell>
          <table:table-cell table:style-name="Table1.A1" office:value-type="string">
            <text:p text:style-name="P19">Deadline for submission of EoI Responses</text:p>
          </table:table-cell>
        </table:table-row>
      </table:table>
      <text:p text:style-name="Normal"/>
      <text:h text:style-name="Heading_20_2" text:outline-level="2"><text:bookmark-start text:name="_Toc111647092"/><text:bookmark-start text:name="_Toc111628293"/><text:bookmark-start text:name="_Toc111479410"/><text:bookmark-start text:name="_Toc92690862"/><text:bookmark-start text:name="_Toc92688246"/>When and how to ask clarification questions<text:bookmark-end text:name="_Toc111647092"/><text:bookmark-end text:name="_Toc111628293"/><text:bookmark-end text:name="_Toc111479410"/><text:bookmark-end text:name="_Toc92690862"/><text:bookmark-end text:name="_Toc92688246"/></text:h>
      <text:list xml:id="list2349423632" text:style-name="L5">
        <text:list-item>
          <text:p text:style-name="P25"><text:span text:style-name="Default_20_Paragraph_20_Font"><text:span text:style-name="T10">We hope everything is clear after you’ve read this EoI document.</text:span></text:span></text:p>
        </text:list-item>
        <text:list-item>
          <text:p text:style-name="P25"><text:span text:style-name="Default_20_Paragraph_20_Font"><text:span text:style-name="T10">If you have any questions, you need to ask them as soon as possible after the EoI is published. <text:s/>This is because we have a set deadline for submitting questions – the clarifications questions deadline (Refer to ‘Timelines for EoI’ above). <text:s/>This gives you the chance to check that you understand everything before you submit your response.</text:span></text:span></text:p>
        </text:list-item>
        <text:list-item>
          <text:p text:style-name="P25"><text:span text:style-name="Default_20_Paragraph_20_Font"><text:span text:style-name="T10">You need to send your questions through the eSourcing Suite. <text:s/>This is the only way we can communicate with organisations. <text:s/>Try to ensure your question is specific and clear. <text:s/>Do not include your identity in the question. <text:s/>This is because we publish all the questions and our responses to all organisations invited.</text:span></text:span></text:p>
        </text:list-item>
        <text:list-item>
          <text:p text:style-name="P25"><text:span text:style-name="Default_20_Paragraph_20_Font"><text:span text:style-name="T10">Responses will be published via the messaging system to all organisations who have registered their interest via the e-Sourcing Suite.</text:span></text:span></text:p>
        </text:list-item>
        <text:list-item>
          <text:p text:style-name="P25"><text:span text:style-name="Default_20_Paragraph_20_Font"><text:span text:style-name="T10">If you feel that a particular question should not be published, you must tell us why when you ask the question. <text:s/>We will decide whether or not to publish the question and response.</text:span></text:span></text:p>
        </text:list-item>
        <text:list-item>
          <text:p text:style-name="P25"><text:span text:style-name="Default_20_Paragraph_20_Font"><text:span text:style-name="T10">The Buyer will not enter into exclusive discussions regarding the requirements of this EoI with any organisation who have expressed an interest.</text:span></text:span></text:p>
        </text:list-item>
      </text:list>
      <text:p text:style-name="P12"/>
      <text:h text:style-name="Heading_20_1" text:outline-level="1"><text:bookmark-start text:name="_Toc111647093"/><text:bookmark-start text:name="_Toc111628294"/><text:bookmark-start text:name="_Toc111479411"/><text:bookmark-start text:name="_Toc92690863"/><text:bookmark-start text:name="_Toc92688247"/>Other<text:bookmark-end text:name="_Toc111647093"/><text:bookmark-end text:name="_Toc111628294"/><text:bookmark-end text:name="_Toc111479411"/><text:bookmark-end text:name="_Toc92690863"/><text:bookmark-end text:name="_Toc92688247"/></text:h>
      <text:h text:style-name="Heading_20_2" text:outline-level="2"><text:bookmark-start text:name="_Toc111647094"/><text:bookmark-start text:name="_Toc111628295"/><text:bookmark-start text:name="_Toc111479412"/><text:bookmark-start text:name="_Toc92690864"/><text:bookmark-start text:name="_Toc92688248"/><text:span text:style-name="Heading_20_2_20_Char"><text:span text:style-name="T13">EoI costs</text:span></text:span><text:bookmark-end text:name="_Toc111647094"/><text:bookmark-end text:name="_Toc111628295"/><text:bookmark-end text:name="_Toc111479412"/><text:bookmark-end text:name="_Toc92690864"/><text:bookmark-end text:name="_Toc92688248"/></text:h>
      <text:p text:style-name="P18">The Buyer will not reimburse any costs incurred in connection with the preparation and / or submission of the supplier EoI response.</text:p>
      <text:p text:style-name="Normal"/>
      <text:h text:style-name="Heading_20_2" text:outline-level="2"><text:bookmark-start text:name="_Toc111647095"/><text:bookmark-start text:name="_Toc111628296"/><text:bookmark-start text:name="_Toc111479413"/><text:bookmark-start text:name="_Toc92690865"/><text:bookmark-start text:name="_Toc92688249"/>Right to cancel or vary this EoI<text:bookmark-end text:name="_Toc111647095"/><text:bookmark-end text:name="_Toc111628296"/><text:bookmark-end text:name="_Toc111479413"/><text:bookmark-end text:name="_Toc92690865"/><text:bookmark-end text:name="_Toc92688249"/></text:h>
      <text:p text:style-name="P18">The Buyer reserves the right to:</text:p>
      <text:list xml:id="list2308070585" text:style-name="L6">
        <text:list-item>
          <text:p text:style-name="P26">Change the basis of or the procedures for this EoI at any time; Amend, clarify, add to or withdraw all or any part of the EoI at any time, including varying any timetable or deadlines set out in the EoI; and:</text:p>
        </text:list-item>
        <text:list-item>
          <text:p text:style-name="P26">Cancel all or part of this EoI at any stage and at any time.</text:p>
        </text:list-item>
      </text:list>
      <text:p text:style-name="Normal"/>
      <text:h text:style-name="Heading_20_2" text:outline-level="2"><text:bookmark-start text:name="_Toc111647096"/><text:bookmark-start text:name="_Toc111628297"/><text:bookmark-start text:name="_Toc111479414"/><text:bookmark-start text:name="_Toc92690866"/><text:bookmark-start text:name="_Toc92688250"/>Right to confirm or request updated EoI<text:bookmark-end text:name="_Toc111647096"/><text:bookmark-end text:name="_Toc111628297"/><text:bookmark-end text:name="_Toc111479414"/><text:bookmark-end text:name="_Toc92690866"/><text:bookmark-end text:name="_Toc92688250"/></text:h>
      <text:list xml:id="list1428443839" text:style-name="L7">
        <text:list-item>
          <text:p text:style-name="P28"><text:span text:style-name="Default_20_Paragraph_20_Font"><text:span text:style-name="T10">The Buyer reserves the right to require organisations to confirm that their EoI response remains accurate at all stages of the EoI process and/or to request updated Information.</text:span></text:span></text:p>
        </text:list-item>
        <text:list-item>
          <text:p text:style-name="P28"><text:span text:style-name="Default_20_Paragraph_20_Font"><text:span text:style-name="T10">The Buyer also reserves the right to specify additional standards or requirements according to their particular requirements.</text:span></text:span></text:p>
        </text:list-item>
      </text:list>
      <text:p text:style-name="Normal"/>
      <text:h text:style-name="Heading_20_2" text:outline-level="2"><text:bookmark-start text:name="_Toc111647097"/><text:bookmark-start text:name="_Toc111628298"/><text:bookmark-start text:name="_Toc111479415"/><text:bookmark-start text:name="_Toc92690867"/><text:bookmark-start text:name="_Toc92688251"/>Conduct – Specific obligations<text:bookmark-end text:name="_Toc111647097"/><text:bookmark-end text:name="_Toc111628298"/><text:bookmark-end text:name="_Toc111479415"/><text:bookmark-end text:name="_Toc92690867"/><text:bookmark-end text:name="_Toc92688251"/></text:h>
      <text:p text:style-name="P18">You must not directly or indirectly canvass any Minister, officer, public sector employee, member or agent regarding this EoI or attempt to obtain any information from the same regarding this EoI (except where and as permitted by the EoI). Any attempt by the organisation to do so may result in the organisation’s disqualification from this EoI.</text:p>
      <text:p text:style-name="Normal"/>
      <text:h text:style-name="Heading_20_2" text:outline-level="2"><text:bookmark-start text:name="_Toc111647098"/><text:bookmark-start text:name="_Toc111628299"/><text:bookmark-start text:name="_Toc111479416"/><text:bookmark-start text:name="_Toc92690868"/><text:bookmark-start text:name="_Toc92688252"/>Notices to organisations<text:bookmark-end text:name="_Toc111647098"/><text:bookmark-end text:name="_Toc111628299"/><text:bookmark-end text:name="_Toc111479416"/><text:bookmark-end text:name="_Toc92690868"/><text:bookmark-end text:name="_Toc92688252"/></text:h>
      <text:list xml:id="list1825372691" text:style-name="L8">
        <text:list-item>
          <text:p text:style-name="P29"><text:span text:style-name="Default_20_Paragraph_20_Font"><text:span text:style-name="T12">This EoI and any related documents referred to have been prepared by the Buyer</text:span></text:span><text:span text:style-name="Default_20_Paragraph_20_Font"><text:span text:style-name="T10"> to gather information</text:span></text:span></text:p>
        </text:list-item>
        <text:list-item>
          <text:p text:style-name="P30">Whilst prepared in good faith, the EoI documents are intended only as a preliminary background explanation of the Buyer’s activities and plans. Therefore, it is not intended to form the basis of any decision on whether to enter into any contractual relationship with the Buyer</text:p>
        </text:list-item>
        <text:list-item>
          <text:p text:style-name="P30">The EoI documents do not purport to be all inclusive or to contain all of the information that organisations may require</text:p>
        </text:list-item>
        <text:list-item>
          <text:p text:style-name="P30">Neither the Buyer or their advisors, (included but not limited to) the directors, officers, partners, employees, other staff, agents or advisers of any such body or person:</text:p>
          <text:list>
            <text:list-item>
              <text:p text:style-name="P30"><text:soft-page-break/>Makes any representation or warranty (express or implied) as to the accuracy, reasonableness or completeness of the EoI documents;</text:p>
            </text:list-item>
            <text:list-item>
              <text:p text:style-name="P30">Accepts any responsibility for the information contained in the EoI documents or for its fairness, accuracy or completeness; or</text:p>
            </text:list-item>
            <text:list-item>
              <text:p text:style-name="P30">Shall be liable for any loss or damage (other than in respect of fraudulent misrepresentation) arising as a result of reliance on such information or any subsequent communication</text:p>
            </text:list-item>
          </text:list>
        </text:list-item>
        <text:list-item>
          <text:p text:style-name="P30">Nothing in the EoI documents is, or should be, relied upon as a promise or a representation as to the Buyer's ultimate decisions in relation to the EoI</text:p>
        </text:list-item>
        <text:list-item>
          <text:p text:style-name="P30">The publication of the EoI documents in no way commits the Buyer to award any contract</text:p>
        </text:list-item>
      </text:list>
      <text:p text:style-name="Normal"/>
      <text:h text:style-name="Heading_20_2" text:outline-level="2"><text:bookmark-start text:name="_Toc111647099"/><text:bookmark-start text:name="_Toc111628300"/><text:bookmark-start text:name="_Toc111479417"/><text:bookmark-start text:name="_Toc92690869"/><text:bookmark-start text:name="_Toc92688253"/>Confidentiality<text:bookmark-end text:name="_Toc111647099"/><text:bookmark-end text:name="_Toc111628300"/><text:bookmark-end text:name="_Toc111479417"/><text:bookmark-end text:name="_Toc92690869"/><text:bookmark-end text:name="_Toc92688253"/></text:h>
      <text:list xml:id="list870645388" text:style-name="L9">
        <text:list-item>
          <text:p text:style-name="P27">The contents of the EoI are being made available by the Buyer on the conditions that the Supplier:</text:p>
          <text:list>
            <text:list-item>
              <text:p text:style-name="P27">Treats the EoI as confidential at all times, unless the information is already in the public domain</text:p>
            </text:list-item>
            <text:list-item>
              <text:p text:style-name="P27">Does not disclose, copy, reproduce, distribute or pass any of the Information to any other person at any time or allow any of these things to happen, except where, and to the extent that, the Information has been published in accordance with paragraph 14 (Freedom of Information)</text:p>
            </text:list-item>
            <text:list-item>
              <text:p text:style-name="P27">Only uses the Information for the purposes of preparing a Response (or deciding whether to respond)</text:p>
            </text:list-item>
            <text:list-item>
              <text:p text:style-name="P27">Does not undertake any promotional or similar activity related to this EoI within any section of the media</text:p>
            </text:list-item>
          </text:list>
        </text:list-item>
        <text:list-item>
          <text:p text:style-name="P27">The Supplier may disclose, distribute or pass any of the Information to its members of its Group of Economic Operators (if acting as a Lead Contact), Sub-Contractors, advisers or to any other person provided that:</text:p>
          <text:list>
            <text:list-item>
              <text:p text:style-name="P27">This is done for the sole purpose of enabling the organisation to submit its response and the person receiving the information undertakes in writing (such written undertaking to be made available to the Buyer on the Buyer’s request) to keep the information confidential</text:p>
            </text:list-item>
            <text:list-item>
              <text:p text:style-name="P27">It obtains the Buyer’s prior written consent in relation to such disclosure, distribution or passing of Information; or</text:p>
            </text:list-item>
            <text:list-item>
              <text:p text:style-name="P27">The disclosure is made for the sole purpose of obtaining legal advice from external lawyers in relation to this EoI;</text:p>
            </text:list-item>
            <text:list-item>
              <text:p text:style-name="P27">The organisation is legally required to make such a disclosure; or</text:p>
            </text:list-item>
            <text:list-item>
              <text:p text:style-name="P27"><text:soft-page-break/>The information has been published in accordance with paragraph 14 (Freedom of Information)</text:p>
            </text:list-item>
          </text:list>
        </text:list-item>
        <text:list-item>
          <text:p text:style-name="P27"><text:s/>The Buyer may disclose information submitted by organisations during this EoI to their officers, employees, agents or advisers or other government departments who are stakeholders in this EoI</text:p>
        </text:list-item>
      </text:list>
      <text:p text:style-name="Normal"/>
      <text:p text:style-name="P12"/>
      <text:h text:style-name="Heading_20_1" text:outline-level="1"><text:bookmark-start text:name="_Toc111647100"/><text:bookmark-start text:name="_Toc111628301"/><text:bookmark-start text:name="_Toc111479418"/><text:bookmark-start text:name="_Toc92690872"/><text:bookmark-start text:name="_Toc92688256"/>Appendix – Glossary<text:bookmark-end text:name="_Toc111647100"/><text:bookmark-end text:name="_Toc111628301"/><text:bookmark-end text:name="_Toc111479418"/><text:bookmark-end text:name="_Toc92690872"/><text:bookmark-end text:name="_Toc92688256"/></text:h>
      <text:p text:style-name="Normal"/>
      <table:table table:name="Table2" table:style-name="Table2">
        <table:table-column table:style-name="Table2.A"/>
        <table:table-column table:style-name="Table2.B"/>
        <table:table-row table:style-name="TableLine140592129798208">
          <table:table-cell table:style-name="Table2.A1" office:value-type="string">
            <text:p text:style-name="P20">Term / Acronym</text:p>
          </table:table-cell>
          <table:table-cell table:style-name="Table2.A1" office:value-type="string">
            <text:p text:style-name="P20">Description</text:p>
          </table:table-cell>
        </table:table-row>
        <table:table-row table:style-name="TableLine140592129818384">
          <table:table-cell table:style-name="Table2.A1" office:value-type="string">
            <text:p text:style-name="P10">«Insert Glossary Term Title #1 of n {max 20}»</text:p>
          </table:table-cell>
          <table:table-cell table:style-name="Table2.A1" office:value-type="string">
            <text:p text:style-name="P10">«Insert Glossary Term Description #1 of n {max 20}»</text:p>
          </table:table-cell>
        </table:table-row>
      </table:table>
      <text:p text:style-name="Normal"/>
      <text:p text:style-name="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size-complex="12pt" fo:hyphenate="false" loext:hyphenation-no-caps="false"/>
    </style:style>
    <style:style style:name="Normal" style:family="paragraph">
      <style:paragraph-properties fo:hyphenation-ladder-count="no-limit"/>
      <style:text-properties fo:hyphenate="false" loext:hyphenation-no-caps="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OC_20_3" style:display-name="TOC 3" style:family="paragraph" style:parent-style-name="Normal" style:next-style-name="Normal"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fo:background-color="#ffffff" loext:char-shading-value="0" style:font-size-asian="10pt" style:font-name-complex="Arial" style:font-size-complex="10pt" style:font-weight-complex="bold"/>
    </style:style>
    <style:style style:name="M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3" style:family="text">
      <style:text-properties style:font-name="Arial" fo:font-size="10pt" style:font-size-asian="10pt" style:font-name-complex="Arial"/>
    </style:style>
    <style:style style:name="MT4" style:family="text">
      <style:text-properties fo:color="#0000cc" loext:opacity="100%" fo:font-size="10pt" style:font-size-asian="10pt"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footer>
        <text:p text:style-name="MP1"><text:page-number text:select-page="current">10</text:page-number></text:p>
        <text:p text:style-name="Footer"><text:span text:style-name="Default_20_Paragraph_20_Font"><text:span text:style-name="MT1">Expression of Interest </text:span></text:span><text:span text:style-name="Default_20_Paragraph_20_Font"><text:span text:style-name="MT2">«version»<text:tab/><text:tab/>«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style:footer>
    </style:master-page>
    <style:master-page style:name="MPF0" style:page-layout-name="Mpm2" draw:style-name="Mdp1" style:next-style-name="MP0">
      <style:footer>
        <text:p text:style-name="Footer"><text:span text:style-name="Default_20_Paragraph_20_Font"><text:span text:style-name="MT1">Expression of Interest </text:span></text:span><text:span text:style-name="Default_20_Paragraph_20_Font"><text:span text:style-name="MT2">«version»<text:tab/><text:tab/>«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3.4.2$MacOSX_X86_64 LibreOffice_project/728fec16bd5f605073805c3c9e7c4212a0120dc5</meta:generator>
    <dc:title/>
    <dc:description/>
    <dc:subject/>
    <meta:initial-creator>Ian Turner</meta:initial-creator>
    <meta:creation-date>2022-08-15T17:04:00Z</meta:creation-date>
    <dc:date>2022-08-30T00:12:41.943099559</dc:date>
    <meta:editing-cycles>14</meta:editing-cycles>
    <meta:editing-duration>PT33M15S</meta:editing-duration>
    <meta:document-statistic meta:table-count="2" meta:image-count="0" meta:object-count="0" meta:page-count="10" meta:paragraph-count="137" meta:word-count="1587" meta:character-count="9340" meta:non-whitespace-character-count="7912"/>
    <meta:template xlink:type="simple" xlink:actuate="onRequest" xlink:title="" xlink:href="Normal"/>
  </office:meta>
</office:document-meta>
</file>